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h text:style-name="P3" text:outline-level="2"><text:bookmark text:name="livro"/>1 Tessalonicenses</text:h>
                              <text:section text:style-name="Sect1" text:name="cap1">
                                <text:p text:style-name="P1">1 Paulo, Silvano e Timóteo, à igreja dos tessalonicenses, em Deus Pai e no Senhor Jesus Cristo: Graça e paz vos sejam dadas.</text:p>
                                <text:p text:style-name="P1">2 Sempre damos graças a Deus por vós todos, fazendo menção de vós em nossas orações,</text:p>
                                <text:p text:style-name="P1">3 lembrando-nos sem cessar da vossa obra de fé, do vosso trabalho de amor e da vossa firmeza de esperança em nosso Senhor Jesus Cristo, diante de nosso Deus e Pai,</text:p>
                                <text:p text:style-name="P1">4 conhecendo, irmãos, amados de Deus, a vossa eleição;</text:p>
                                <text:p text:style-name="P1">5 porque o nosso evangelho não foi a vós somente em palavras, mas também em poder, e no Espírito Santo e em plena convicção, como bem sabeis quais fomos entre vós por amor de vós.</text:p>
                                <text:p text:style-name="P1">6 E vós vos tornastes imitadores nossos e do Senhor, tendo recebido a palavra em muita tribulação, com gozo do Espírito Santo.</text:p>
                                <text:p text:style-name="P1">7 De sorte que vos tornastes modelo para todos os crentes na Macedônia e na Acaia.</text:p>
                                <text:p text:style-name="P1">8 Porque, partindo de vós fez-se ouvir a palavra do Senhor, não somente na Macedônia e na Acaia, mas também em todos os lugares a vossa fé para com Deus se divulgou, de tal maneira que não temos necessidade de falar coisa alguma;</text:p>
                                <text:p text:style-name="P1">9 porque eles mesmos anunciam de nós qual a entrada que tivemos entre vós, e como vos convertestes dos ídolos a Deus, para servirdes ao Deus vivo e verdadeiro,</text:p>
                                <text:p text:style-name="P1">10 e esperardes dos céus a seu Filho, a quem ele ressuscitou dentre os mortos, a saber, Jesus, que nos livra da ira vindoura.</text:p>
                              </text:section>
                              <text:section text:style-name="Sect1" text:name="cap2">
                                <text:p text:style-name="P2">I TESSALONICENSES-[Capitulo 2]</text:p>
                                <text:p text:style-name="P1">1 Porque vós mesmos sabeis, irmãos, que a nossa entrada entre vós não foi vã;</text:p>
                                <text:p text:style-name="P1">2 mas, havendo anteriormente padecido e sido maltratados em Filipos, como sabeis, tivemos a confiança em nosso Deus para vos falar o evangelho de Deus em meio de grande combate.</text:p>
                                <text:p text:style-name="P1">3 Porque a nossa exortação não procede de erro, nem de imundícia, nem é feita com dolo;</text:p>
                                <text:p text:style-name="P1">4 mas, assim como fomos aprovados por Deus para que o evangelho nos fosse confiado, assim falamos, não para agradar aos homens, mas a Deus, que prova os nossos corações.</text:p>
                                <text:p text:style-name="P1">5 Pois, nunca usamos de palavras lisonjeiras, como sabeis, nem agimos com intuitos gananciosos. Deus é testemunha,</text:p>
                                <text:p text:style-name="P1">6 nem buscamos glória de homens, quer de vós, quer de outros, embora pudéssemos, como apóstolos de Cristo, ser-vos pesados;</text:p>
                                <text:p text:style-name="P1">7 antes nos apresentamos brandos entre vós, qual ama que acaricia seus próprios filhos.</text:p>
                                <text:p text:style-name="P1">8 Assim nós, sendo-vos tão afeiçoados, de boa vontade desejávamos comunicar-vos não somente o evangelho de Deus, mas ainda as nossas próprias almas; porquanto vos tornastes muito amados de nós.</text:p>
                                <text:p text:style-name="P1">9 Porque vos lembrais, irmãos, do nosso labor e fadiga; pois, trabalhando noite e dia, para não sermos pesados a nenhum de vós, vos pregamos o evangelho de Deus.</text:p>
                                <text:p text:style-name="P1">10 Vós e Deus sois testemunhas de quão santa e irrepreensivelmente nos portamos para convosco que credes;</text:p>
                                <text:p text:style-name="P1">11 assim como sabeis de que modo vos tratávamos a cada um de vós, como um pai a seus filhos,</text:p>
                                <text:p text:style-name="P1"><text:soft-page-break/>12 exortando-vos e consolando-vos, e instando que andásseis de um modo digno de Deus, o qual vos chama ao seu reino e glória.</text:p>
                                <text:p text:style-name="P1">13 Por isso nós também, sem cessar, damos graças a Deus, porquanto vós, havendo recebido a palavra de Deus que de nós ouvistes, a recebestes, não como palavra de homens, mas (segundo ela é na verdade) como palavra de Deus, a qual também opera em vós que credes.</text:p>
                                <text:p text:style-name="P1">14 Pois vós, irmãos, vos haveis feito imitadores das igrejas de Deus em Cristo Jesus que estão na Judéia; porque também padecestes de vossos próprios concidadãos o mesmo que elas padeceram dos judeus;</text:p>
                                <text:p text:style-name="P1">15 os quais mataram o Senhor Jesus, bem como aos profetas, e a nós nos perseguiram, e não agradam a Deus, e são contrários a todos os homens,</text:p>
                                <text:p text:style-name="P1">16 e nos impedem de falar aos gentios para que sejam salvos; de modo que enchem sempre a medida de seus pecados; mas a ira caiu sobre eles afinal.</text:p>
                                <text:p text:style-name="P1">17 Nós, porém, irmãos, sendo privados de vós por algum tempo, de vista, mas não de coração, tanto mais procuramos com grande desejo ver o vosso rosto;</text:p>
                                <text:p text:style-name="P1">18 pelo que quisemos ir ter convosco, pelo menos eu, Paulo, não somente uma vez, mas duas, e Satanás nos impediu.</text:p>
                                <text:p text:style-name="P1">19 Porque, qual é a nossa esperança, ou gozo, ou coroa de glória, diante de nosso Senhor Jesus na sua vinda? Porventura não o sois vós?</text:p>
                                <text:p text:style-name="P1">20 Na verdade vós sois a nossa glória e o nosso gozo.</text:p>
                              </text:section>
                              <text:section text:style-name="Sect1" text:name="cap3">
                                <text:p text:style-name="P2">I TESSALONICENSES-[Capitulo 3]</text:p>
                                <text:p text:style-name="P1">1 Pelo que, não podendo mais suportar o cuidado por vós, achamos por bem ficar sozinhos em Atenas,</text:p>
                                <text:p text:style-name="P1">2 e enviamos Timóteo, nosso irmão, e ministro de Deus no evangelho de Cristo, para vos fortalecer e vos exortar acerca da vossa fé;</text:p>
                                <text:p text:style-name="P1">3 para que ninguém seja abalado por estas tribulações; porque vós mesmo sabeis que para isto fomos destinados;</text:p>
                                <text:p text:style-name="P1">4 pois, quando estávamos ainda convosco, de antemão vos declarávamos que havíamos de padecer tribulações, como sucedeu, e vós o sabeis.</text:p>
                                <text:p text:style-name="P1">5 Por isso também, não podendo eu esperar mais, mandei saber da vossa fé, receando que o tentador vos tivesse tentado, e o nosso trabalho se houvesse tornado inútil.</text:p>
                                <text:p text:style-name="P1">6 Mas agora que Timóteo acaba de regressar do vosso meio, trazendo-nos boas notícias da vossa fé e do vosso amor, dizendo que sempre nos tendes em afetuosa lembrança, anelando ver-nos assim como nós também a vós;</text:p>
                                <text:p text:style-name="P1">7 por isso, irmãos, em toda a nossa necessidade e tribulação, ficamos consolados acerca de vós, pela vossa fé,</text:p>
                                <text:p text:style-name="P1">8 porque agora vivemos, se estais firmes no Senhor.</text:p>
                                <text:p text:style-name="P1">9 Pois, que ação de graças podemos render a Deus por vós, por todo o gozo com que nos regozijamos por vossa causa diante do nosso Deus,</text:p>
                                <text:p text:style-name="P1">10 rogando incessantemente, de noite e de dia, para que possamos ver o vosso rosto e suprir o que falta à vossa fé?</text:p>
                                <text:p text:style-name="P1">11 Ora, o próprio Deus e Pai nosso e o nosso Senhor Jesus nos abram o caminho até vós,</text:p>
                                <text:p text:style-name="P1"><text:soft-page-break/>12 e o Senhor vos faça crescer e abundar em amor uns para com os outros e para com todos, como também nós abundamos para convosco;</text:p>
                                <text:p text:style-name="P1">13 para vos confirmar os corações, de sorte que sejam irrepreensíveis em santidade diante de nosso Deus e Pai, na vinda de nosso Senhor Jesus com todos os seus santos.</text:p>
                              </text:section>
                              <text:section text:style-name="Sect1" text:name="cap4">
                                <text:p text:style-name="P2">I TESSALONICENSES-[Capitulo 4]</text:p>
                                <text:p text:style-name="P1">1 Finalmente, irmãos, vos rogamos e exortamos no Senhor Jesus que, como aprendestes de nós de que maneira deveis andar e agradar a Deus, assim como estais fazendo, nisso mesmo abundeis cada vez mais.</text:p>
                                <text:p text:style-name="P1">2 Pois vós sabeis que preceitos vos temos dado pelo Senhor Jesus.</text:p>
                                <text:p text:style-name="P1">3 Porque esta é a vontade de Deus, a saber, a vossa santificação: que vos abstenhais da prostituição,</text:p>
                                <text:p text:style-name="P1">4 que cada um de vós saiba possuir o seu vaso em santidade e honra,</text:p>
                                <text:p text:style-name="P1">5 não na paixão da concupiscência, como os gentios que não conhecem a Deus;</text:p>
                                <text:p text:style-name="P1">6 ninguém iluda ou defraude nisso a seu irmão, porque o Senhor é vingador de todas estas coisas, como também antes vo-lo dissemos e testificamos.</text:p>
                                <text:p text:style-name="P1">7 Porque Deus não nos chamou para a imundícia, mas para a santificação.</text:p>
                                <text:p text:style-name="P1">8 Portanto, quem rejeita isso não rejeita ao homem, mas sim a Deus, que vos dá o seu Espírito Santo.</text:p>
                                <text:p text:style-name="P1">9 Quanto, porém, ao amor fraternal, não necessitais de que se vos escreva, visto que vós mesmos sois instruídos por Deus a vos amardes uns aos outros;</text:p>
                                <text:p text:style-name="P1">10 porque certamente já o fazeis para com todos os irmãos que estão por toda a Macedônia. Exortamo-vos, porém, irmãos, a que ainda nisto abundeis cada vez mais,</text:p>
                                <text:p text:style-name="P1">11 e procureis viver quietos, tratar dos vossos próprios negócios, e trabalhar com vossas próprias mãos, como já vo-lo mandamos,</text:p>
                                <text:p text:style-name="P1">12 a fim de que andeis dignamente para com os que estão de fora, e não tenhais necessidade de coisa alguma.</text:p>
                                <text:p text:style-name="P1">13 Não queremos, porém, irmãos, que sejais ignorantes acerca dos que já dormem, para que não vos entristeçais como os outros que não têm esperança.</text:p>
                                <text:p text:style-name="P1">14 Porque, se cremos que Jesus morreu e ressurgiu, assim também aos que dormem, Deus, mediante Jesus, os tornará a trazer juntamente com ele.</text:p>
                                <text:p text:style-name="P1">15 Dizemo-vos, pois, isto pela palavra do Senhor: que nós, os que ficarmos vivos para a vinda do Senhor, de modo algum precederemos os que já dormem.</text:p>
                                <text:p text:style-name="P1">16 Porque o Senhor mesmo descerá do céu com grande brado, à voz do arcanjo, ao som da trombeta de Deus, e os que morreram em Cristo ressuscitarão primeiro.</text:p>
                                <text:p text:style-name="P1">17 Depois nós, os que ficarmos vivos seremos arrebatados juntamente com eles, nas nuvens, ao encontro do Senhor nos ares, e assim estaremos para sempre com o Senhor.</text:p>
                                <text:p text:style-name="P1">18 Portanto, consolai-vos uns aos outros com estas palavras.</text:p>
                              </text:section>
                              <text:section text:style-name="Sect1" text:name="cap5">
                                <text:p text:style-name="P2">I TESSALONICENSES-[Capitulo 5]</text:p>
                                <text:p text:style-name="P1">1 Mas, irmãos, acerca dos tempos e das épocas não necessitais de que se vos escreva:</text:p>
                                <text:p text:style-name="P1">2 porque vós mesmos sabeis perfeitamente que o dia do Senhor virá como vem o ladrão de noite;</text:p>
                                <text:p text:style-name="P1"><text:soft-page-break/>3 pois quando estiverem dizendo: Paz e segurança! então lhes sobrevirá repentina destruição, como as dores de parto àquela que está grávida; e de modo nenhum escaparão.</text:p>
                                <text:p text:style-name="P1">4 Mas vós, irmãos, não estais em trevas, para que aquele dia, como ladrão, vos surpreenda;</text:p>
                                <text:p text:style-name="P1">5 porque todos vós sois filhos da luz e filhos do dia; nós não somos da noite nem das trevas;</text:p>
                                <text:p text:style-name="P1">6 não durmamos, pois, como os demais, antes vigiemos e sejamos sóbrios.</text:p>
                                <text:p text:style-name="P1">7 Porque os que dormem, dormem de noite, e os que se embriagam, embriagam-se de noite;</text:p>
                                <text:p text:style-name="P1">8 mas nós, porque somos do dia, sejamos sóbrios, vestindo-nos da couraça da fé e do amor, e tendo por capacete a esperança da salvação;</text:p>
                                <text:p text:style-name="P1">9 porque Deus não nos destinou para a ira, mas para alcançarmos a salvação por nosso Senhor Jesus Cristo,</text:p>
                                <text:p text:style-name="P1">10 que morreu por nós, para que, quer vigiemos, quer durmamos, vivamos juntamente com ele.</text:p>
                                <text:p text:style-name="P1">11 Pelo que exortai-vos uns aos outros e edificai-vos uns aos outros, como na verdade o estais fazendo.</text:p>
                                <text:p text:style-name="P1">12 Ora, rogamo-vos, irmãos, que reconheçais os que trabalham entre vós, presidem sobre vós no Senhor e vos admoestam;</text:p>
                                <text:p text:style-name="P1">13 e que os tenhais em grande estima e amor, por causa da sua obras. Tende paz entre vós.</text:p>
                                <text:p text:style-name="P1">14 Exortamo-vos também, irmãos, a que admoesteis os insubordinados, consoleis os desanimados, ampareis os fracos e sejais longânimos para com todos.</text:p>
                                <text:p text:style-name="P1">15 Vede que ninguém dê a outrem mal por mal, mas segui sempre o bem, uns para com os outros, e para com todos.</text:p>
                                <text:p text:style-name="P1">16 Regozijai-vos sempre.</text:p>
                                <text:p text:style-name="P1">17 Orai sem cessar.</text:p>
                                <text:p text:style-name="P1">18 Em tudo dai graças; porque esta é a vontade de Deus em Cristo Jesus para convosco.</text:p>
                                <text:p text:style-name="P1">19 Não extingais o Espírito;</text:p>
                                <text:p text:style-name="P1">20 não desprezeis as profecias,</text:p>
                                <text:p text:style-name="P1">21 mas ponde tudo à prova. Retende o que é bom;</text:p>
                                <text:p text:style-name="P1">22 Abstende-vos de toda espécie de mal.</text:p>
                                <text:p text:style-name="P1">23 E o próprio Deus de paz vos santifique completamente; e o vosso espírito, e alma e corpo sejam plenamente conservados irrepreensíveis para a vinda de nosso Senhor Jesus Cristo.</text:p>
                                <text:p text:style-name="P1">24 Fiel é o que vos chama, e ele também o fará.</text:p>
                                <text:p text:style-name="P1">25 Irmãos, orai por nós.</text:p>
                                <text:p text:style-name="P1">26 Saudai a todos os irmãos com ósculo santo.</text:p>
                                <text:p text:style-name="P1">27 Pelo Senhor vos conjuro que esta epístola seja lida a todos os irmãos.</text:p>
                                <text:p text:style-name="P1">28 A graça de nosso Senhor Jesus Cristo seja convosco.</text:p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3:09.203653319</dc:date>
    <meta:editing-duration>PT18M4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94" meta:word-count="1854" meta:character-count="10278" meta:non-whitespace-character-count="8518"/>
  </office:meta>
</office:document-meta>
</file>